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1.6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3.931cm" svg:height="0.988cm" svg:x="4.683cm" svg:y="5.307cm">
            <draw:text-box>
              <text:p><text:span text:style-name="T1">An entity</text:span></text:p>
            </draw:text-box>
          </draw:frame>
        </draw:g>
        <draw:g>
          <draw:custom-shape draw:style-name="gr3" draw:text-style-name="P1" draw:layer="layout" svg:width="1.27cm" svg:height="1.27cm" svg:x="1.6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5.074cm" svg:height="0.988cm" svg:x="4.683cm" svg:y="8.711cm">
            <draw:text-box>
              <text:p><text:span text:style-name="T1">An attribute</text:span></text:p>
            </draw:text-box>
          </draw:frame>
        </draw:g>
        <draw:g>
          <draw:custom-shape draw:style-name="gr1" draw:text-style-name="P1" draw:layer="layout" svg:width="1.27cm" svg:height="1.27cm" svg:x="1.6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3.169cm" svg:height="0.988cm" svg:x="4.683cm" svg:y="12.114cm">
            <draw:text-box>
              <text:p><text:span text:style-name="T1">A value</text:span></text:p>
            </draw:text-box>
          </draw:frame>
        </draw:g>
        <draw:g>
          <draw:custom-shape draw:style-name="gr1" draw:text-style-name="P1" draw:layer="layout" svg:width="1.016cm" svg:height="1.016cm" svg:x="1.8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3.931cm" svg:height="1.016cm" svg:x="4.683cm" svg:y="15.351cm">
            <draw:text-box>
              <text:p><text:span text:style-name="T1">A iiteral</text:span></text:p>
            </draw:text-box>
          </draw:frame>
        </draw:g>
        <draw:g>
          <draw:connector draw:style-name="gr5" draw:text-style-name="P1" draw:layer="layout" draw:type="curve" svg:x1="2.016cm" svg:y1="18.763cm" svg:x2="6.115cm" svg:y2="18.797cm" svg:d="m2016 18763c3075 0 1026 34 4099 34" svg:viewBox="0 0 4100 35">
            <text:p/>
          </draw:connector>
          <draw:frame draw:style-name="gr4" draw:text-style-name="P2" draw:layer="layout" svg:width="6.598cm" svg:height="1.016cm" svg:x="7.6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2.016cm" svg:y1="21.303cm" svg:x2="6.115cm" svg:y2="21.337cm" svg:d="m2016 21303c3075 0 1026 34 4099 34" svg:viewBox="0 0 4100 35">
            <text:p/>
          </draw:connector>
          <draw:frame draw:style-name="gr4" draw:text-style-name="P2" draw:layer="layout" svg:width="5.455cm" svg:height="1.016cm" svg:x="7.6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2.017cm" svg:y1="23.843cm" svg:x2="6.116cm" svg:y2="23.877cm" svg:d="m2017 23843c3075 0 1026 34 4099 34" svg:viewBox="0 0 4100 35">
            <text:p/>
          </draw:connector>
          <draw:frame draw:style-name="gr4" draw:text-style-name="P2" draw:layer="layout" svg:width="6.598cm" svg:height="1.016cm" svg:x="7.6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4cm" svg:y1="7.174cm" svg:x2="8.747cm" svg:y2="10.906cm" draw:start-shape="id2" draw:start-glue-point="8" draw:end-shape="id3" draw:end-glue-point="6" svg:d="m5294 7174c0 2488 1151 3732 3453 3732" svg:viewBox="0 0 3454 3733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6.1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2.2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7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1.0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4.66cm" svg:y="19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3cm" svg:y1="15.873cm" svg:x2="4.66cm" svg:y2="20.14cm" draw:start-shape="id4" draw:start-glue-point="8" draw:end-shape="id5" draw:end-glue-point="6" svg:d="m1663 15873c0 2845 999 4267 2997 4267" svg:viewBox="0 0 2998 4268">
          <text:p/>
        </draw:connector>
        <draw:frame draw:style-name="gr2" draw:text-style-name="P3" draw:layer="layout" svg:width="2.788cm" svg:height="0.988cm" svg:x="6.6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5cm" svg:y1="20.775cm" svg:x2="8.748cm" svg:y2="24.507cm" draw:start-shape="id5" draw:start-glue-point="8" draw:end-shape="id6" draw:end-glue-point="6" svg:d="m5295 20775c0 2488 1151 3732 3453 3732" svg:viewBox="0 0 3454 3733">
          <text:p/>
        </draw:connector>
        <draw:frame draw:style-name="gr2" draw:text-style-name="P3" draw:layer="layout" svg:width="6.598cm" svg:height="0.988cm" svg:x="10.7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6.1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2.26cm" svg:y="17.108cm">
          <draw:text-box>
            <text:p><text:span text:style-name="T3">=alice</text:span></text:p>
          </draw:text-box>
        </draw:frame>
        <draw:custom-shape draw:style-name="gr3" draw:text-style-name="P1" xml:id="id6" draw:id="id6" draw:layer="layout" svg:width="1.27cm" svg:height="1.27cm" svg:x="8.748cm" svg:y="23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11.59cm" svg:y="1.903cm">
          <draw:text-box>
            <text:p><text:span text:style-name="T1">An entity collection</text:span></text:p>
          </draw:text-box>
        </draw:frame>
        <draw:frame draw:style-name="gr2" draw:text-style-name="P2" draw:layer="layout" svg:width="9.265cm" svg:height="0.988cm" svg:x="10.447cm" svg:y="15.417cm">
          <draw:text-box>
            <text:p><text:span text:style-name="T1">An attribute collection</text:span></text:p>
          </draw:text-box>
        </draw:fram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7" draw:start-glue-point="8" draw:end-shape="id8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8" draw:start-glue-point="8" draw:end-shape="id9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9" draw:start-glue-point="8" draw:end-shape="id10" draw:end-glue-point="6" svg:d="m6912 8425c0 1850 829 2774 2489 2774" svg:viewBox="0 0 2490 2775">
          <text:p/>
        </draw:connector>
        <draw:frame draw:style-name="gr14" draw:text-style-name="P4" draw:layer="layout" svg:width="4.693cm" svg:height="0.988cm" svg:x="7.5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7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9" draw:start-glue-point="8" draw:end-shape="id11" draw:end-glue-point="6" svg:d="m69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9" draw:start-glue-point="8" draw:end-shape="id12" draw:end-glue-point="6" svg:d="m6912 8425c0 6860 830 10289 2491 10289" svg:viewBox="0 0 2492 10290">
          <text:p/>
        </draw:connector>
        <draw:frame draw:style-name="gr14" draw:text-style-name="P4" draw:layer="layout" svg:width="4.693cm" svg:height="0.988cm" svg:x="8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8.3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7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7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6" draw:text-style-name="P1" xml:id="id13" draw:id="id13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4" draw:id="id14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3" draw:start-glue-point="8" draw:end-shape="id14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 text:style-name="P5"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14" draw:start-glue-point="8" draw:end-shape="id15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 text:style-name="P5"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 text:style-name="P5"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 text:style-name="P5"><text:span text:style-name="T3">=alice</text:span></text:p>
          </draw:text-box>
        </draw:frame>
        <draw:custom-shape draw:style-name="gr17" draw:text-style-name="P1" xml:id="id15" draw:id="id15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15" draw:start-glue-point="8" draw:end-shape="id16" draw:end-glue-point="6" svg:d="m6912 8425c0 1850 829 2774 2489 2774" svg:viewBox="0 0 2490 2775">
          <text:p/>
        </draw:connector>
        <draw:frame draw:style-name="gr14" draw:text-style-name="P4" draw:layer="layout" svg:width="3.306cm" svg:height="0.988cm" svg:x="7.599cm" svg:y="9.078cm">
          <draw:text-box>
            <text:p text:style-name="P5"><text:span text:style-name="T3">#0</text:span></text:p>
          </draw:text-box>
        </draw:frame>
        <draw:frame draw:style-name="gr15" draw:text-style-name="P3" draw:layer="layout" svg:width="6.598cm" svg:height="0.988cm" svg:x="10.783cm" svg:y="10.667cm">
          <draw:text-box>
            <text:p text:style-name="P5"><text:span text:style-name="T2">=alice[+event]#0</text:span></text:p>
          </draw:text-box>
        </draw:frame>
        <draw:custom-shape draw:style-name="gr17" draw:text-style-name="P1" xml:id="id16" draw:id="id16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7" draw:id="id17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15" draw:start-glue-point="8" draw:end-shape="id17" draw:end-glue-point="6" svg:d="m6912 8425c0 4317 830 6475 2490 6475" svg:viewBox="0 0 2491 6476">
          <text:p/>
        </draw:connector>
        <draw:custom-shape draw:style-name="gr17" draw:text-style-name="P1" xml:id="id18" draw:id="id18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15" draw:start-glue-point="8" draw:end-shape="id18" draw:end-glue-point="6" svg:d="m6912 8425c0 6860 830 10289 2491 10289" svg:viewBox="0 0 2492 10290">
          <text:p/>
        </draw:connector>
        <draw:frame draw:style-name="gr14" draw:text-style-name="P4" draw:layer="layout" svg:width="3.306cm" svg:height="0.988cm" svg:x="8cm" svg:y="12.478cm">
          <draw:text-box>
            <text:p text:style-name="P5"><text:span text:style-name="T3">#1</text:span></text:p>
          </draw:text-box>
        </draw:frame>
        <draw:frame draw:style-name="gr14" draw:text-style-name="P4" draw:layer="layout" svg:width="3.306cm" svg:height="0.988cm" svg:x="8.302cm" svg:y="16.278cm">
          <draw:text-box>
            <text:p text:style-name="P5"><text:span text:style-name="T3">#2</text:span></text:p>
          </draw:text-box>
        </draw:frame>
        <draw:frame draw:style-name="gr15" draw:text-style-name="P3" draw:layer="layout" svg:width="6.598cm" svg:height="0.988cm" svg:x="10.784cm" svg:y="14.367cm">
          <draw:text-box>
            <text:p text:style-name="P5"><text:span text:style-name="T2">=alice[+event]#1</text:span></text:p>
          </draw:text-box>
        </draw:frame>
        <draw:frame draw:style-name="gr15" draw:text-style-name="P3" draw:layer="layout" svg:width="6.598cm" svg:height="0.988cm" svg:x="10.784cm" svg:y="18.267cm">
          <draw:text-box>
            <text:p text:style-name="P5"><text:span text:style-name="T2">=alice[+event]#2</text:span></text:p>
          </draw:text-box>
        </draw:frame>
      </draw:page>
      <draw:page draw:name="page5" draw:style-name="dp1" draw:master-page-name="Default">
        <draw:custom-shape draw:style-name="gr16" draw:text-style-name="P1" xml:id="id19" draw:id="id19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0" draw:id="id20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9" draw:start-glue-point="8" draw:end-shape="id20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 text:style-name="P5"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20" draw:start-glue-point="8" draw:end-shape="id21" draw:end-glue-point="6" svg:d="m4033 5349c0 1753 810 2629 2432 2629" svg:viewBox="0 0 2433 2630">
          <text:p/>
        </draw:connector>
        <draw:frame draw:style-name="gr11" draw:text-style-name="P3" draw:layer="layout" svg:width="6.598cm" svg:height="0.988cm" svg:x="7.847cm" svg:y="7.495cm">
          <draw:text-box>
            <text:p text:style-name="P5"><text:span text:style-name="T2">=alice[&lt;+email&gt;]</text:span></text:p>
          </draw:text-box>
        </draw:frame>
        <draw:frame draw:style-name="gr12" draw:text-style-name="P4" draw:layer="layout" svg:width="3.55cm" svg:height="0.988cm" svg:x="4.619cm" svg:y="6.076cm">
          <draw:text-box>
            <text:p text:style-name="P5"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 text:style-name="P5"><text:span text:style-name="T3">=alice</text:span></text:p>
          </draw:text-box>
        </draw:frame>
        <draw:custom-shape draw:style-name="gr17" draw:text-style-name="P1" xml:id="id21" draw:id="id21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21" draw:start-glue-point="8" draw:end-shape="id22" draw:end-glue-point="6" svg:d="m6912 8425c0 1850 829 2774 2489 2774" svg:viewBox="0 0 2490 2775">
          <text:p/>
        </draw:connector>
        <draw:frame draw:style-name="gr14" draw:text-style-name="P4" draw:layer="layout" svg:width="5.455cm" svg:height="0.988cm" svg:x="7.599cm" svg:y="9.078cm">
          <draw:text-box>
            <text:p text:style-name="P5"><text:span text:style-name="T3">&lt;!:uuid:4928&gt;</text:span></text:p>
          </draw:text-box>
        </draw:frame>
        <draw:frame draw:style-name="gr15" draw:text-style-name="P3" draw:layer="layout" svg:width="11.551cm" svg:height="0.988cm" svg:x="10.783cm" svg:y="10.667cm">
          <draw:text-box>
            <text:p text:style-name="P5"><text:span text:style-name="T2">=alice[&lt;+email&gt;]&lt;!:uuid:4928&gt;</text:span></text:p>
          </draw:text-box>
        </draw:frame>
        <draw:custom-shape draw:style-name="gr17" draw:text-style-name="P1" xml:id="id22" draw:id="id22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3" draw:id="id23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21" draw:start-glue-point="8" draw:end-shape="id23" draw:end-glue-point="6" svg:d="m6912 8425c0 4317 830 6475 2490 6475" svg:viewBox="0 0 2491 6476">
          <text:p/>
        </draw:connector>
        <draw:custom-shape draw:style-name="gr17" draw:text-style-name="P1" xml:id="id24" draw:id="id24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21" draw:start-glue-point="8" draw:end-shape="id24" draw:end-glue-point="6" svg:d="m6912 8425c0 6860 830 10289 2491 10289" svg:viewBox="0 0 2492 10290">
          <text:p/>
        </draw:connector>
        <draw:frame draw:style-name="gr14" draw:text-style-name="P4" draw:layer="layout" svg:width="5.455cm" svg:height="0.988cm" svg:x="8cm" svg:y="12.478cm">
          <draw:text-box>
            <text:p text:style-name="P5"><text:span text:style-name="T3">&lt;!:uuid:2093&gt;</text:span></text:p>
          </draw:text-box>
        </draw:frame>
        <draw:frame draw:style-name="gr14" draw:text-style-name="P4" draw:layer="layout" svg:width="5.455cm" svg:height="0.988cm" svg:x="8.302cm" svg:y="16.278cm">
          <draw:text-box>
            <text:p text:style-name="P5"><text:span text:style-name="T3">&lt;!:uuid:8829&gt;</text:span></text:p>
          </draw:text-box>
        </draw:frame>
        <draw:frame draw:style-name="gr15" draw:text-style-name="P3" draw:layer="layout" svg:width="11.551cm" svg:height="0.988cm" svg:x="10.784cm" svg:y="14.367cm">
          <draw:text-box>
            <text:p text:style-name="P5"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784cm" svg:y="18.267cm">
          <draw:text-box>
            <text:p text:style-name="P5"><text:span text:style-name="T2">=alice[&lt;+email&gt;]&lt;!:uuid:8829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5T12:42:44.294844881</dc:date>
    <dc:creator>markus </dc:creator>
    <meta:editing-duration>PT17H3M6S</meta:editing-duration>
    <meta:editing-cycles>43</meta:editing-cycles>
    <meta:generator>LibreOffice/4.1.4.2$Linux_X86_64 LibreOffice_project/410m0$Build-2</meta:generator>
    <meta:document-statistic meta:object-count="107"/>
  </office:meta>
</office:document-meta>
</file>